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nter" svg:font-family="Inter, BlinkMacSystemFont, 'Segoe UI', Roboto, Oxygen, Ubuntu, Cantarell, 'Fira Sans', 'Droid Sans', 'Helvetica Neue', sans-serif"/>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Ubuntu" fo:font-size="14pt" style:font-size-asian="14pt" style:font-size-complex="14pt"/>
    </style:style>
    <style:style style:name="P2" style:family="paragraph" style:parent-style-name="Standard">
      <style:paragraph-properties fo:line-height="150%"/>
      <style:text-properties fo:font-variant="normal" fo:text-transform="none" fo:color="#000000" loext:opacity="100%" style:font-name="Ubuntu" fo:font-size="14pt" fo:letter-spacing="normal" fo:font-style="normal" fo:font-weight="normal" style:font-size-asian="14pt" style:font-size-complex="14pt"/>
    </style:style>
    <style:style style:name="P3"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style:font-size-asian="14pt" style:font-size-complex="14pt"/>
    </style:style>
    <style:style style:name="P4"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ffffff" loext:opacity="100%" style:font-name="Inter" fo:font-size="10.9499998092651pt" fo:letter-spacing="normal" fo:font-style="normal" fo:font-weight="normal" officeooo:paragraph-rsid="00217bfb"/>
    </style:style>
    <style:style style:name="P5"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ffffff" loext:opacity="100%" style:font-name="Inter" fo:font-size="10.9499998092651pt" fo:letter-spacing="normal" fo:font-style="normal" fo:font-weight="normal" officeooo:paragraph-rsid="0022b240"/>
    </style:style>
    <style:style style:name="P6"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style:font-size-asian="14pt" style:font-size-complex="14pt"/>
    </style:style>
    <style:style style:name="P7"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paragraph-rsid="00217bfb" style:font-size-asian="14pt" style:font-size-complex="14pt"/>
    </style:style>
    <style:style style:name="P8"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paragraph-rsid="0022b240" style:font-size-asian="14pt" style:font-size-complex="14pt"/>
    </style:style>
    <style:style style:name="P9"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paragraph-rsid="0022c105" style:font-size-asian="14pt" style:font-size-complex="14pt"/>
    </style:style>
    <style:style style:name="P10"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paragraph-rsid="0026f104" style:font-size-asian="14pt" style:font-size-complex="14pt"/>
    </style:style>
    <style:style style:name="P11"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paragraph-rsid="00288f46" style:font-size-asian="14pt" style:font-size-complex="14pt"/>
    </style:style>
    <style:style style:name="P12"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paragraph-rsid="002651f8" style:font-size-asian="14pt" style:font-size-complex="14pt"/>
    </style:style>
    <style:style style:name="P13"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217bfb" officeooo:paragraph-rsid="0022b240" style:font-size-asian="14pt" style:font-size-complex="14pt"/>
    </style:style>
    <style:style style:name="P14"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217bfb" officeooo:paragraph-rsid="00217bfb" style:font-size-asian="14pt" style:font-size-complex="14pt"/>
    </style:style>
    <style:style style:name="P15"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217bfb" officeooo:paragraph-rsid="0020c05b" style:font-size-asian="14pt" style:font-size-complex="14pt"/>
    </style:style>
    <style:style style:name="P16"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2651f8" officeooo:paragraph-rsid="002651f8" style:font-size-asian="14pt" style:font-size-complex="14pt"/>
    </style:style>
    <style:style style:name="P17"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18" style:family="paragraph" style:parent-style-name="Text_20_body">
      <style:paragraph-properties fo:margin-left="0cm" fo:margin-right="0cm" fo:margin-top="0cm" fo:margin-bottom="0cm" style:contextual-spacing="false" fo:line-height="150%" fo:orphans="2" fo:widows="2" fo:text-indent="0cm" style:auto-text-indent="false"/>
      <style:text-properties officeooo:paragraph-rsid="0020c05b"/>
    </style:style>
    <style:style style:name="P19" style:family="paragraph" style:parent-style-name="Text_20_body">
      <style:paragraph-properties fo:margin-left="0cm" fo:margin-right="0cm" fo:margin-top="0cm" fo:margin-bottom="0cm" style:contextual-spacing="false" fo:line-height="150%" fo:orphans="2" fo:widows="2" fo:text-indent="0cm" style:auto-text-indent="false"/>
      <style:text-properties officeooo:paragraph-rsid="0022c105"/>
    </style:style>
    <style:style style:name="P20" style:family="paragraph" style:parent-style-name="Text_20_body">
      <style:paragraph-properties fo:margin-left="0cm" fo:margin-right="0cm" fo:margin-top="0cm" fo:margin-bottom="0cm" style:contextual-spacing="false" fo:line-height="150%" fo:orphans="2" fo:widows="2" fo:text-indent="0cm" style:auto-text-indent="false"/>
      <style:text-properties officeooo:paragraph-rsid="002651f8"/>
    </style:style>
    <style:style style:name="P21" style:family="paragraph" style:parent-style-name="Text_20_body">
      <style:paragraph-properties fo:margin-left="0cm" fo:margin-right="0cm" fo:margin-top="0cm" fo:margin-bottom="0cm" style:contextual-spacing="false" fo:line-height="150%" fo:orphans="2" fo:widows="2" fo:text-indent="0cm" style:auto-text-indent="false"/>
      <style:text-properties fo:color="#000000" loext:opacity="100%" style:font-name="Ubuntu" fo:font-size="14pt" officeooo:paragraph-rsid="0022c105"/>
    </style:style>
    <style:style style:name="P22" style:family="paragraph" style:parent-style-name="Text_20_body">
      <style:paragraph-properties fo:margin-left="0cm" fo:margin-right="0cm" fo:margin-top="0cm" fo:margin-bottom="0cm" style:contextual-spacing="false" fo:line-height="150%" fo:orphans="2" fo:widows="2" fo:text-indent="0cm" style:auto-text-indent="false"/>
      <style:text-properties fo:color="#000000" loext:opacity="100%" style:font-name="Ubuntu" fo:font-size="14pt" officeooo:paragraph-rsid="0026f104"/>
    </style:style>
    <style:style style:name="P23"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fo:font-style="normal" fo:font-weight="normal" style:font-size-asian="14pt" style:font-size-complex="14pt"/>
    </style:style>
    <style:style style:name="P24" style:family="paragraph" style:parent-style-name="Text_20_body">
      <style:paragraph-properties fo:margin-top="0cm" fo:margin-bottom="0cm" style:contextual-spacing="false" fo:line-height="150%"/>
      <style:text-properties fo:font-variant="normal" fo:text-transform="none" fo:color="#000000" loext:opacity="100%" style:font-name="Ubuntu" fo:font-size="14pt" fo:letter-spacing="normal" fo:font-style="normal" fo:font-weight="normal" officeooo:paragraph-rsid="001d2045" style:font-size-asian="14pt" style:font-size-complex="14pt"/>
    </style:style>
    <style:style style:name="P25" style:family="paragraph" style:parent-style-name="Heading_20_1">
      <style:paragraph-properties fo:line-height="150%" fo:text-align="center" style:justify-single-word="false"/>
      <style:text-properties style:font-name="Ubuntu"/>
    </style:style>
    <style:style style:name="P26" style:family="paragraph" style:parent-style-name="Heading_20_2">
      <style:paragraph-properties fo:line-height="150%" fo:text-align="center" style:justify-single-word="false"/>
      <style:text-properties style:font-name="Ubuntu"/>
    </style:style>
    <style:style style:name="T1" style:family="text">
      <style:text-properties fo:font-variant="normal" fo:text-transform="none" fo:color="#000000" loext:opacity="100%" style:font-name="Ubuntu" fo:font-size="14pt" fo:letter-spacing="normal" fo:font-style="normal" fo:font-weight="normal" style:font-size-asian="14pt" style:font-size-complex="14pt"/>
    </style:style>
    <style:style style:name="T2" style:family="text">
      <style:text-properties fo:font-variant="normal" fo:text-transform="none" fo:color="#000000" loext:opacity="100%" style:font-name="Ubuntu" fo:font-size="14pt" fo:letter-spacing="normal" fo:font-style="normal" fo:font-weight="normal" officeooo:rsid="00217bfb" style:font-size-asian="14pt" style:font-size-complex="14pt"/>
    </style:style>
    <style:style style:name="T3" style:family="text">
      <style:text-properties fo:font-variant="normal" fo:text-transform="none" fo:color="#000000" loext:opacity="100%" style:font-name="Ubuntu" fo:font-size="14pt" fo:letter-spacing="normal" fo:font-style="normal" fo:font-weight="normal" officeooo:rsid="002651f8" style:font-size-asian="14pt" style:font-size-complex="14pt"/>
    </style:style>
    <style:style style:name="T4" style:family="text">
      <style:text-properties fo:font-variant="normal" fo:text-transform="none" fo:color="#000000" loext:opacity="100%" style:font-name="Ubuntu" fo:font-size="14pt" fo:letter-spacing="normal" fo:font-style="normal" fo:font-weight="normal" officeooo:rsid="002a1c15" style:font-size-asian="14pt" style:font-size-complex="14pt"/>
    </style:style>
    <style:style style:name="T5" style:family="text">
      <style:text-properties fo:font-variant="normal" fo:text-transform="none" fo:color="#000000" loext:opacity="100%" style:font-name="Ubuntu" fo:font-size="14pt" fo:letter-spacing="normal" fo:font-style="normal" fo:font-weight="normal" officeooo:rsid="002be89e" style:font-size-asian="14pt" style:font-size-complex="14pt"/>
    </style:style>
    <style:style style:name="T6" style:family="text">
      <style:text-properties fo:font-variant="normal" fo:text-transform="none" fo:color="#000000" loext:opacity="100%" style:font-name="Ubuntu" fo:font-size="14pt" fo:letter-spacing="normal" fo:font-style="normal" fo:font-weight="bold" officeooo:rsid="002651f8" style:font-size-asian="14pt" style:font-weight-asian="bold" style:font-size-complex="14pt" style:font-weight-complex="bold"/>
    </style:style>
    <style:style style:name="T7" style:family="text">
      <style:text-properties fo:font-variant="normal" fo:text-transform="none" fo:letter-spacing="normal" fo:font-style="normal" fo:font-weight="normal" style:font-size-asian="14pt" style:font-size-complex="14pt"/>
    </style:style>
    <style:style style:name="T8" style:family="text">
      <style:text-properties fo:font-variant="normal" fo:text-transform="none" fo:letter-spacing="normal" fo:font-style="normal" fo:font-weight="normal" officeooo:rsid="0022c105" style:font-size-asian="14pt" style:font-size-complex="14pt"/>
    </style:style>
    <style:style style:name="T9" style:family="text">
      <style:text-properties fo:font-variant="normal" fo:text-transform="none" fo:letter-spacing="normal" fo:font-style="normal" fo:font-weight="normal" officeooo:rsid="00288f46" style:font-size-asian="14pt" style:font-size-complex="14pt"/>
    </style:style>
    <style:style style:name="T10" style:family="text">
      <style:text-properties fo:font-variant="normal" fo:text-transform="none" fo:letter-spacing="normal" fo:font-style="normal" fo:font-weight="bold" officeooo:rsid="00217bfb" style:font-size-asian="14pt" style:font-weight-asian="bold" style:font-size-complex="14pt" style:font-weight-complex="bold"/>
    </style:style>
    <style:style style:name="T11" style:family="text">
      <style:text-properties fo:font-variant="normal" fo:text-transform="none" fo:letter-spacing="normal" fo:font-style="normal" fo:font-weight="bold" officeooo:rsid="0022c105" style:font-size-asian="14pt" style:font-weight-asian="bold" style:font-size-complex="14pt" style:font-weight-complex="bold"/>
    </style:style>
    <style:style style:name="T12" style:family="text">
      <style:text-properties fo:color="#000000" loext:opacity="100%" style:font-name="Ubuntu" fo:font-size="14pt" style:font-size-asian="14pt" style:font-size-complex="14pt"/>
    </style:style>
    <style:style style:name="T13" style:family="text">
      <style:text-properties fo:color="#000000" loext:opacity="100%" style:font-name="Ubuntu" fo:font-size="14pt" officeooo:rsid="00217bfb" style:font-size-asian="14pt" style:font-size-complex="14pt"/>
    </style:style>
    <style:style style:name="T14" style:family="text">
      <style:text-properties officeooo:rsid="001d2045"/>
    </style:style>
    <style:style style:name="T15" style:family="text">
      <style:text-properties fo:font-weight="bold" style:font-weight-asian="bold" style:font-weight-complex="bold"/>
    </style:style>
    <style:style style:name="T16" style:family="text">
      <style:text-properties fo:font-weight="bold" officeooo:rsid="0026f104" style:font-size-asian="14pt" style:font-weight-asian="bold" style:font-size-complex="14pt" style:font-weight-complex="bold"/>
    </style:style>
    <style:style style:name="T17" style:family="text">
      <style:text-properties officeooo:rsid="001f5756"/>
    </style:style>
    <style:style style:name="T18" style:family="text">
      <style:text-properties officeooo:rsid="0026f104" style:font-size-asian="14pt" style:font-size-complex="14pt"/>
    </style:style>
    <style:style style:name="T19" style:family="text">
      <style:text-properties officeooo:rsid="00217bfb"/>
    </style:style>
    <style:style style:name="T20" style:family="text">
      <style:text-properties officeooo:rsid="00288f46"/>
    </style:style>
    <style:style style:name="T21" style:family="text">
      <style:text-properties officeooo:rsid="002b204a"/>
    </style:style>
    <style:style style:name="T22" style:family="text">
      <style:text-properties officeooo:rsid="002b204a"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Acessibilidade Móvel</text:h>
      <text:p text:style-name="P2">Com o acesso à web em dispositivos móveis sendo tão popular e plataformas renomadas como iOS e Android com ferramentas de acessibilidade completas, é importante considerar a acessibilidade de seu conteúdo da web nessas plataformas.</text:p>
      <text:h text:style-name="P26" text:outline-level="2">Acessibilidade em dispositivos móveis</text:h>
      <text:p text:style-name="P2">O estado de acessibilidade e suporte para padrões da web em geral é bom em dispositivos móveis modernos, <text:span text:style-name="T14">eles</text:span> geralmente podem lidar com sites com todos os recursos, e as principais plataformas ainda possuem leitores de tela integrados para permitir que usuários com deficiência visual os usem com sucesso. Navegadores móveis modernos tendem a ter um bom suporte para <text:span text:style-name="T14">WAI-ARIA </text:span>também.</text:p>
      <text:p text:style-name="P2"/>
      <text:p text:style-name="P3">Para tornar um site acessível e utilizável em dispositivos móveis, <text:span text:style-name="T21">é</text:span> precis<text:span text:style-name="T21">o</text:span> seguir boas práticas gerais de web design e acessibilidade, <text:span text:style-name="T14">porêm e</text:span>xistem algumas exceções que precisam de consideração especial para dispositivos móveis, <text:span text:style-name="T14">a</text:span>s principais são:</text:p>
      <text:p text:style-name="P23"/>
      <text:p text:style-name="P24"><text:s text:c="5"/><text:span text:style-name="T15">Mecanismos de controle - </text:span><text:span text:style-name="T22">É preciso se certificar</text:span> que os controles da </text:p>
      <text:p text:style-name="P24"><text:s text:c="5"/>interface, como botões, estejam acessíveis em celulares (ou seja, </text:p>
      <text:p text:style-name="P24"><text:s text:c="5"/>principalmente touchscreen), bem como em desktops/laptops </text:p>
      <text:p text:style-name="P24"><text:s text:c="5"/>(principalmente mouse/teclado).</text:p>
      <text:p text:style-name="P24"/>
      <text:p text:style-name="P24"><text:s text:c="5"/><text:span text:style-name="T15">Entrada do usuário - </text:span>Torne os requisitos de entrada do usuário o mais </text:p>
      <text:p text:style-name="P24"><text:s text:c="5"/>simples possível no celular (por exemplo, em formulários, digite o mínimo </text:p>
      <text:p text:style-name="P24"><text:s text:c="5"/>possível).</text:p>
      <text:p text:style-name="P24"/>
      <text:p text:style-name="P24"/>
      <text:p text:style-name="P24"><text:soft-page-break/><text:s text:c="5"/><text:span text:style-name="T15">Design responsivo -</text:span> Certifique-se de que os layouts funcionem em </text:p>
      <text:p text:style-name="P24"><text:s text:c="5"/>dispositivos móveis, economize tamanhos de download de imagens e </text:p>
      <text:p text:style-name="P24"><text:s text:c="5"/>pense no fornecimento de imagens para telas de alta resolução.</text:p>
      <text:h text:style-name="P26" text:outline-level="2">Teste do leitor de tela no Android e IOS</text:h>
      <text:p text:style-name="P3">As plataformas móveis mais comuns possuem leitores de tela totalmente funcionais. Eles funcionam da mesma maneira que os leitores de tela de desktop, exceto que são amplamente operados usando gestos de toque em vez de combinações de teclas. <text:span text:style-name="T17">O</text:span>s dois principais <text:span text:style-name="T17">são</text:span>: TalkBack no Android e VoiceOver no iOS.</text:p>
      <text:h text:style-name="P26" text:outline-level="2">Android TalkBack</text:h>
      <text:p text:style-name="P19"><text:span text:style-name="T1">O leitor de tela TalkBack é integrado ao sistema operacional Android. </text:span><text:span text:style-name="T2">Para ativa-lo, </text:span><text:span text:style-name="T1">procure onde está o menu TalkBack</text:span><text:span text:style-name="T2"> (alguns fabricantes de telefone não possui ele e sim um próprio e ele difere entre as versões e modelo</text:span><text:span text:style-name="T5">s</text:span><text:span text:style-name="T2">). Ao encontrar, pressione o controle deslizante para ativa-lo. Os controles básicos do seu dispositivo Android serão um pouco diferentes:</text:span></text:p>
      <text:p text:style-name="P18"/>
      <text:p text:style-name="P13"><text:s text:c="5"/>- Um toque único em um aplicativo o selecionará e o dispositivo lerá o</text:p>
      <text:p text:style-name="P13"><text:s text:c="7"/>que é o aplicativo.</text:p>
      <text:p text:style-name="P14"/>
      <text:p text:style-name="P4"><text:span text:style-name="T13"><text:s text:c="5"/>- </text:span><text:span text:style-name="T12">Deslizar para a esquerda e para a direita moverá entre aplicativos ou </text:span></text:p>
      <text:p text:style-name="P5"><text:span text:style-name="T13"><text:s text:c="7"/></text:span><text:span text:style-name="T12">botões/controles se estiver em uma barra de controle. O </text:span></text:p>
      <text:p text:style-name="P5"><text:span text:style-name="T13"><text:s text:c="7"/></text:span><text:span text:style-name="T12">dispositivo irá ler cada opção.</text:span></text:p>
      <text:p text:style-name="P7"/>
      <text:p text:style-name="P4"><text:span text:style-name="T13"><text:s text:c="5"/>- </text:span><text:span text:style-name="T12">Tocar duas vezes em qualquer lugar abrirá o aplicativo/selecionará a </text:span></text:p>
      <text:p text:style-name="P4"><text:span text:style-name="T13"><text:s text:c="7"/></text:span><text:span text:style-name="T12">opção.</text:span></text:p>
      <text:p text:style-name="P7"/>
      <text:p text:style-name="P4"><text:span text:style-name="T13"><text:s text:c="5"/>- </text:span><text:span text:style-name="T12">Você também pode "explorar pelo toque", mantenha o dedo </text:span></text:p>
      <text:p text:style-name="P4"><text:span text:style-name="T13"><text:s text:c="7"/></text:span><text:span text:style-name="T12">pressionado na tela e arraste-o, e seu dispositivo lerá os diferentes </text:span></text:p>
      <text:p text:style-name="P4"><text:soft-page-break/><text:span text:style-name="T13"><text:s text:c="7"/></text:span><text:span text:style-name="T12">aplicativos/itens pelos quais você se move.</text:span></text:p>
      <text:p text:style-name="P7"/>
      <text:p text:style-name="P7"><text:span text:style-name="T19">Para desativa-lo</text:span>:</text:p>
      <text:p text:style-name="P8"><text:span text:style-name="T19"><text:s text:c="5"/>- </text:span>Navegue de volta para a tela do menu do TalkBack (usando os</text:p>
      <text:p text:style-name="P8"><text:span text:style-name="T19"><text:s text:c="7"/></text:span>diferentes gestos que estão ativados no momento).</text:p>
      <text:p text:style-name="P7"/>
      <text:p text:style-name="P9"><text:span text:style-name="T19"><text:s text:c="5"/>- </text:span>Navegue até o controle deslizante e ative-o para desligá-lo.</text:p>
      <text:p text:style-name="P15"/>
      <text:p text:style-name="P21"><text:span text:style-name="T10">D</text:span><text:span text:style-name="T11">esbloqueando -</text:span><text:span text:style-name="T8"> </text:span><text:span text:style-name="T7">Quando o TalkBack está ativado, desbloquear o telefone é um pouco diferente.</text:span></text:p>
      <text:p text:style-name="P9"/>
      <text:p text:style-name="P6"><text:span text:style-name="T20">É possivel</text:span> deslizar com dois dedos para cima a partir da parte inferior da tela de bloqueio. Se <text:span text:style-name="T20">foi definido</text:span> uma senha ou padrão para desbloquear seu dispositivo, será direcionado para a tela de entrada relevante para inseri-la.</text:p>
      <text:p text:style-name="P6"/>
      <text:p text:style-name="P17"><text:span text:style-name="T4">É possível </text:span><text:span text:style-name="T1">também explorar por toque para encontrar o botão “</text:span><text:span text:style-name="Emphasis"><text:span text:style-name="T1">Desbloquear” </text:span></text:span><text:span text:style-name="T1">na parte inferior central da tela e, em seguida, tocar duas vezes.</text:span></text:p>
      <text:p text:style-name="P6"/>
      <text:p text:style-name="P20"><text:span text:style-name="T6">Menus globais e locais -</text:span><text:span text:style-name="T3"> </text:span><text:span text:style-name="T1">O TalkBack permite acessar menus de contexto globais e locais, onde quer que tenha navegado no dispositivo. O primeiro oferece opções globais relacionadas ao dispositivo como um todo, e o segundo fornece opções relacionadas apenas ao aplicativo/tela atual em que você está.</text:span></text:p>
      <text:p text:style-name="P12"/>
      <text:p text:style-name="P10">Para acessar esses menus:</text:p>
      <text:p text:style-name="P10"><text:s text:c="5"/>- Acesse o menu global deslizando rapidamente para baixo e depois para</text:p>
      <text:p text:style-name="P10"><text:s text:c="7"/>a direita.</text:p>
      <text:p text:style-name="P10"/>
      <text:p text:style-name="P10"><text:s text:c="5"/>- Acesse o menu local deslizando rapidamente para cima e depois para a</text:p>
      <text:p text:style-name="P10"><text:soft-page-break/><text:s text:c="7"/>direita.</text:p>
      <text:p text:style-name="P10"/>
      <text:p text:style-name="P10"><text:s text:c="5"/>- Deslize para a esquerda e para a direita para alternar entre as diferentes</text:p>
      <text:p text:style-name="P10"><text:s text:c="7"/>opções.</text:p>
      <text:p text:style-name="P10"/>
      <text:p text:style-name="P10"><text:s text:c="5"/>- Depois de selecionar a opção desejada, toque duas vezes para escolher</text:p>
      <text:p text:style-name="P10"><text:s text:c="7"/>essa opção.</text:p>
      <text:p text:style-name="P16"/>
      <text:p text:style-name="P22"><text:span text:style-name="T16">Navegando em páginas da web –</text:span><text:span text:style-name="T18"> </text:span><text:span text:style-name="T9">É possivel</text:span><text:span text:style-name="T7"> usar o menu de contexto local enquanto estiver em um navegador da Web para encontrar opções para navegar em páginas da Web usando apenas títulos, controles de formulário ou links, ou navegar linha por linha, etc.</text:span></text:p>
      <text:p text:style-name="P10"/>
      <text:p text:style-name="P11"><text:span text:style-name="T20">C</text:span>om o TalkBack ativado:</text:p>
      <text:p text:style-name="P11"><text:s text:c="5"/>- Abra seu navegador da web.</text:p>
      <text:p text:style-name="P11"/>
      <text:p text:style-name="P11"><text:s text:c="5"/>- Ative a barra de URL.</text:p>
      <text:p text:style-name="P11"/>
      <text:p text:style-name="P11"><text:s text:c="5"/>- Digite uma página da web que tenha vários títulos, como a página inicial</text:p>
      <text:p text:style-name="P11"><text:s text:c="7"/>da bbc.co.uk. Para inserir o texto da URL:</text:p>
      <text:p text:style-name="P11"><text:s text:c="10"/>- Selecione a barra de URL deslizando para a esquerda/direita até</text:p>
      <text:p text:style-name="P11"><text:s text:c="12"/>chegar a ela e, em seguida, tocando duas vezes.</text:p>
      <text:p text:style-name="P11"><text:s text:c="10"/>- Mantenha o dedo pressionado no teclado virtual até obter o</text:p>
      <text:p text:style-name="P11"><text:s text:c="12"/>caractere desejado e solte o dedo para digitá-lo. Repita para cada </text:p>
      <text:p text:style-name="P11"><text:s text:c="12"/>personagem. <text:s text:c="5"/></text:p>
      <text:p text:style-name="P11"><text:s text:c="10"/>- Quando terminar, encontre a tecla Enter e pressione-a.</text:p>
      <text:p text:style-name="P11"/>
      <text:p text:style-name="P11"><text:s text:c="5"/>- Deslize para a esquerda e para a direita para se mover entre diferentes</text:p>
      <text:p text:style-name="P11"><text:s text:c="7"/>itens na página.</text:p>
      <text:p text:style-name="P11"/>
      <text:p text:style-name="P11"><text:soft-page-break/><text:s text:c="5"/>- Deslize para cima e para a direita com um movimento suave para entrar</text:p>
      <text:p text:style-name="P11"><text:s text:c="7"/>no menu de conteúdo local.</text:p>
      <text:p text:style-name="P11"/>
      <text:p text:style-name="P11"><text:s text:c="5"/>- Deslize para a direita até encontrar a opção "Títulos e pontos de</text:p>
      <text:p text:style-name="P11"><text:s text:c="7"/>referência".</text:p>
      <text:p text:style-name="P11"/>
      <text:p text:style-name="P11"><text:s text:c="5"/>- Toque duas vezes para selecioná-lo. Agora você poderá deslizar para a </text:p>
      <text:p text:style-name="P11"><text:s text:c="7"/>esquerda e para a direita para se mover entre títulos e pontos de </text:p>
      <text:p text:style-name="P11"><text:s text:c="7"/>referência ARIA.</text:p>
      <text:p text:style-name="P11"/>
      <text:p text:style-name="P11"><text:s text:c="5"/>- Para voltar ao modo padrão, entre no menu de contexto local</text:p>
      <text:p text:style-name="P11"><text:s text:c="7"/>novamente deslizando para cima e para a direita, selecione "Padrão" e </text:p>
      <text:p text:style-name="P11"><text:s text:c="7"/>dê um toque duplo para ativar.</text:p>
      <text:h text:style-name="P26" text:outline-level="2">IOS VoiceOver</text:h>
      <text:p text:style-name="P14"/>
      <text:p text:style-name="P2"/>
      <text:p text:style-name="P2"/>
      <text:p text:style-name="P2"/>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nter" svg:font-family="Inter, BlinkMacSystemFont, 'Segoe UI', Roboto, Oxygen, Ubuntu, Cantarell, 'Fira Sans', 'Droid Sans', 'Helvetica Neue', sans-serif"/>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6T08:01:44.028655954</meta:creation-date>
    <dc:date>2023-07-06T18:47:37.402057893</dc:date>
    <meta:editing-duration>PT2H16M57S</meta:editing-duration>
    <meta:editing-cycles>15</meta:editing-cycles>
    <meta:generator>LibreOffice/7.0.4.2$Linux_X86_64 LibreOffice_project/00$Build-2</meta:generator>
    <meta:document-statistic meta:table-count="0" meta:image-count="0" meta:object-count="0" meta:page-count="5" meta:paragraph-count="71" meta:word-count="878" meta:character-count="5690" meta:non-whitespace-character-count="4521"/>
  </office:meta>
</office:document-meta>
</file>